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211cm" svg:height="1.839cm" svg:x="0.603cm" svg:y="1.2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2.219cm" svg:y1="1.452cm" svg:x2="2.219cm" svg:y2="0.243cm">
          <text:p/>
        </draw:line>
        <draw:line draw:style-name="gr2" draw:text-style-name="P1" draw:layer="layout" svg:x1="3.581cm" svg:y1="2.112cm" svg:x2="4.2cm" svg:y2="2.122cm">
          <text:p/>
        </draw:line>
        <draw:frame draw:style-name="gr3" draw:layer="layout" svg:width="0.502cm" svg:height="0.469cm" svg:x="3.509cm" svg:y="2.66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426cm" svg:height="0.469cm" svg:x="3.001cm" svg:y="2.0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202cm" svg:height="0.469cm" svg:x="2.033cm" svg:y="3.08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3.425cm" svg:height="0.567cm" svg:x="4.942cm" svg:y="2.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3.267cm" svg:height="0.567cm" svg:x="5.019cm" svg:y="2.24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" draw:text-style-name="P1" draw:layer="layout" svg:x1="1.026cm" svg:y1="2.6cm" svg:x2="1.534cm" svg:y2="2.6cm">
          <text:p/>
        </draw:line>
        <draw:line draw:style-name="gr2" draw:text-style-name="P1" draw:layer="layout" svg:x1="1.026cm" svg:y1="2.6cm" svg:x2="1.036cm" svg:y2="2.103cm">
          <text:p/>
        </draw:line>
        <draw:line draw:style-name="gr2" draw:text-style-name="P1" draw:layer="layout" svg:x1="1.026cm" svg:y1="2.6cm" svg:x2="0.782cm" svg:y2="2.865cm">
          <text:p/>
        </draw:line>
        <draw:frame draw:style-name="gr3" draw:layer="layout" svg:width="0.594cm" svg:height="0.532cm" svg:x="0.121cm" svg:y="2.92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593cm" svg:height="0.532cm" svg:x="1.449cm" svg:y="2.00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556cm" svg:height="0.533cm" svg:x="0.51cm" svg:y="1.79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0.658cm" svg:height="0.529cm" svg:x="2.3cm" svg:y="0.33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666cm" svg:height="0.529cm" svg:x="4.048cm" svg:y="1.85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4" draw:text-style-name="P1" draw:layer="layout" svg:x1="1.026cm" svg:y1="2.6cm" svg:x2="3.814cm" svg:y2="2.6cm">
          <text:p/>
        </draw:line>
        <draw:line draw:style-name="gr4" draw:text-style-name="P1" draw:layer="layout" svg:x1="1.061cm" svg:y1="1.219cm" svg:x2="1.026cm" svg:y2="2.6cm">
          <text:p/>
        </draw:line>
        <draw:line draw:style-name="gr4" draw:text-style-name="P1" draw:layer="layout" svg:x1="0.609cm" svg:y1="3.048cm" svg:x2="1.036cm" svg:y2="2.59cm">
          <text:p/>
        </draw:line>
        <draw:frame draw:style-name="gr3" draw:layer="layout" svg:width="1.461cm" svg:height="0.529cm" svg:x="4.429cm" svg:y="0.37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1.573cm" svg:height="0.53cm" svg:x="6.918cm" svg:y="0.36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layer="layout" svg:width="1.467cm" svg:height="0.567cm" svg:x="6.868cm" svg:y="0.95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layer="layout" svg:width="1.424cm" svg:height="0.567cm" svg:x="4.405cm" svg:y="0.90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0.323cm" svg:height="0.466cm" svg:x="1.881cm" svg:y="3.037cm">
          <draw:object xlink:href="./Object 15" xlink:type="simple" xlink:show="embed" xlink:actuate="onLoad"/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sub>
          <math:mi>A</math:mi>
          <math:mn>2</math:mn>
        </math:msub>
      </math:mrow>
    </math:mstyle>
    <math:annotation math:encoding="StarMath 5.0">bold A_2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A</math:mi>
          <math:mn>1</math:mn>
        </math:msub>
        <math:mo math:stretchy="false">=</math:mo>
        <math:mi>w</math:mi>
      </math:mrow>
      <math:mi>l</math:mi>
    </math:mrow>
    <math:annotation math:encoding="StarMath 5.0">A_1 = w l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A</math:mi>
          <math:mn>2</math:mn>
        </math:msub>
        <math:mo math:stretchy="false">=</math:mo>
        <math:mi>w</math:mi>
      </math:mrow>
      <math:mi>h</math:mi>
    </math:mrow>
    <math:annotation math:encoding="StarMath 5.0">A_2 = w h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over math:accent="true">
            <math:msub>
              <math:mi>a</math:mi>
              <math:msub>
                <math:mi>A</math:mi>
                <math:mn>2</math:mn>
              </math:msub>
            </math:msub>
            <math:mo math:stretchy="false">ˆ</math:mo>
          </math:mover>
        </math:mrow>
      </math:mstyle>
      <math:mo math:stretchy="false">=</math:mo>
      <math:mstyle math:fontweight="bold">
        <math:mrow>
          <math:mover math:accent="true">
            <math:msub>
              <math:mi>a</math:mi>
              <math:mi>y</math:mi>
            </math:msub>
            <math:mo math:stretchy="false">ˆ</math:mo>
          </math:mover>
        </math:mrow>
      </math:mstyle>
    </math:mrow>
    <math:annotation math:encoding="StarMath 5.0">bold hat{a_{A_2}}=bold hat{a_{y}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over math:accent="true">
            <math:msub>
              <math:mi>a</math:mi>
              <math:msub>
                <math:mi>A</math:mi>
                <math:mn>1</math:mn>
              </math:msub>
            </math:msub>
            <math:mo math:stretchy="false">ˆ</math:mo>
          </math:mover>
        </math:mrow>
      </math:mstyle>
      <math:mo math:stretchy="false">=</math:mo>
      <math:mstyle math:fontweight="bold">
        <math:mrow>
          <math:mover math:accent="true">
            <math:msub>
              <math:mi>a</math:mi>
              <math:mi>z</math:mi>
            </math:msub>
            <math:mo math:stretchy="false">ˆ</math:mo>
          </math:mover>
        </math:mrow>
      </math:mstyle>
    </math:mrow>
    <math:annotation math:encoding="StarMath 5.0">bold hat{a_{A_1}} =bold hat {a_{z}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i>l</math:mi>
    <math:annotation math:encoding="StarMath 5.0">l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h</math:mi>
    <math:annotation math:encoding="StarMath 5.0">h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/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sub>
              <math:mi>A</math:mi>
              <math:mn>2</math:mn>
            </math:msub>
          </math:mrow>
        </math:mstyle>
        <math:mo math:stretchy="false">=</math:mo>
        <math:msub>
          <math:mi>A</math:mi>
          <math:mn>2</math:mn>
        </math:msub>
      </math:mrow>
      <math:mrow>
        <math:mstyle math:fontweight="bold">
          <math:mrow>
            <math:mover math:accent="true">
              <math:msub>
                <math:mi>a</math:mi>
                <math:msub>
                  <math:mi>A</math:mi>
                  <math:mn>2</math:mn>
                </math:msub>
              </math:msub>
              <math:mo math:stretchy="false">ˆ</math:mo>
            </math:mover>
          </math:mrow>
        </math:mstyle>
        <math:mo math:stretchy="false">=</math:mo>
        <math:mi>w</math:mi>
      </math:mrow>
      <math:mi>h</math:mi>
      <math:mstyle math:fontweight="bold">
        <math:mrow>
          <math:mover math:accent="true">
            <math:msub>
              <math:mi>a</math:mi>
              <math:mi>y</math:mi>
            </math:msub>
            <math:mo math:stretchy="false">ˆ</math:mo>
          </math:mover>
        </math:mrow>
      </math:mstyle>
    </math:mrow>
    <math:annotation math:encoding="StarMath 5.0">bold A_2=A_2 bold hat{a_{A_2}}=w h bold hat {a_{y}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sub>
              <math:mi>A</math:mi>
              <math:mn>1</math:mn>
            </math:msub>
          </math:mrow>
        </math:mstyle>
        <math:mo math:stretchy="false">=</math:mo>
        <math:msub>
          <math:mi>A</math:mi>
          <math:mn>1</math:mn>
        </math:msub>
      </math:mrow>
      <math:mrow>
        <math:mstyle math:fontweight="bold">
          <math:mrow>
            <math:mover math:accent="true">
              <math:msub>
                <math:mi>a</math:mi>
                <math:msub>
                  <math:mi>A</math:mi>
                  <math:mn>1</math:mn>
                </math:msub>
              </math:msub>
              <math:mo math:stretchy="false">ˆ</math:mo>
            </math:mover>
          </math:mrow>
        </math:mstyle>
        <math:mo math:stretchy="false">=</math:mo>
        <math:mi>w</math:mi>
      </math:mrow>
      <math:mi>l</math:mi>
      <math:mstyle math:fontweight="bold">
        <math:mrow>
          <math:mover math:accent="true">
            <math:msub>
              <math:mi>a</math:mi>
              <math:mi>z</math:mi>
            </math:msub>
            <math:mo math:stretchy="false">ˆ</math:mo>
          </math:mover>
        </math:mrow>
      </math:mstyle>
    </math:mrow>
    <math:annotation math:encoding="StarMath 5.0">bold A_1=A_1 bold hat{a_{A_1}}=w l bold hat{a_{z}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x</math:mi>
          </math:msub>
          <math:mo math:stretchy="false">ˆ</math:mo>
        </math:mover>
      </math:mrow>
    </math:mstyle>
    <math:annotation math:encoding="StarMath 5.0">bold hat{a_{x}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y</math:mi>
          </math:msub>
          <math:mo math:stretchy="false">ˆ</math:mo>
        </math:mover>
      </math:mrow>
    </math:mstyle>
    <math:annotation math:encoding="StarMath 5.0">bold hat{a_{y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z</math:mi>
          </math:msub>
          <math:mo math:stretchy="false">ˆ</math:mo>
        </math:mover>
      </math:mrow>
    </math:mstyle>
    <math:annotation math:encoding="StarMath 5.0">bold hat{a_{z}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sub>
          <math:mi>A</math:mi>
          <math:mn>1</math:mn>
        </math:msub>
      </math:mrow>
    </math:mstyle>
    <math:annotation math:encoding="StarMath 5.0">bold A_1</math:annotation>
  </math:semantics>
</math:math>
</file>